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KeyException.NullKeyException( ToolConfiguration t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KeyException.NullKeyException( 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